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3" style:family="graphic" style:parent-style-name="objectwithoutfill">
      <style:graphic-properties svg:stroke-width="0.051cm" draw:marker-start="Circl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684cm" svg:height="1.684cm" svg:x="2.281cm" svg:y="9.82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3.981cm" svg:y="9.825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7.369cm" svg:y="9.81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9.069cm" svg:y="9.812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12.457cm" svg:y="9.799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14.157cm" svg:y="9.799cm">
          <text:p text:style-name="P1">Next</text:p>
          <draw:enhanced-geometry svg:viewBox="0 0 21600 21600" draw:type="rectangle" draw:enhanced-path="M 0 0 L 21600 0 21600 21600 0 21600 0 0 Z N"/>
        </draw:custom-shape>
        <draw:frame draw:style-name="gr2" draw:layer="layout" svg:width="2.123cm" svg:height="0.962cm" svg:x="17.009cm" svg:y="9.846cm">
          <draw:text-box>
            <text:p>NULL</text:p>
          </draw:text-box>
        </draw:frame>
        <draw:path draw:style-name="gr3" draw:text-style-name="P1" draw:layer="layout" svg:width="2.632cm" svg:height="1.842cm" svg:x="4.734cm" svg:y="8.357cm" svg:viewBox="0 0 2633 1843" svg:d="M0 1843c1933-3900 2633-400 2633-400">
          <text:p/>
        </draw:path>
        <draw:path draw:style-name="gr3" draw:text-style-name="P1" draw:layer="layout" svg:width="2.632cm" svg:height="1.842cm" svg:x="9.899cm" svg:y="8.373cm" svg:viewBox="0 0 2633 1843" svg:d="M0 1843c1933-3900 2633-400 2633-400">
          <text:p/>
        </draw:path>
        <draw:path draw:style-name="gr3" draw:text-style-name="P1" draw:layer="layout" svg:width="2.632cm" svg:height="1.842cm" svg:x="14.964cm" svg:y="8.389cm" svg:viewBox="0 0 2633 1843" svg:d="M0 1843c1933-3900 2633-400 2633-4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Holmgren</meta:initial-creator>
    <meta:creation-date>2018-09-18T16:49:22</meta:creation-date>
    <meta:generator>OpenOffice/4.1.1$Unix OpenOffice.org_project/411m6$Build-9775</meta:generator>
    <dc:date>2018-09-18T17:05:29</dc:date>
    <dc:creator>Johan Holmgren</dc:creator>
    <meta:editing-duration>PT8M5S</meta:editing-duration>
    <meta:editing-cycles>4</meta:editing-cycles>
    <meta:document-statistic meta:object-count="10"/>
  </office:meta>
</office:document-meta>
</file>